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99ccff"/>
      <style:text-properties fo:color="#000000"/>
    </style:style>
    <style:style style:name="ce13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7"/>
          <table:table-cell table:number-columns-repeated="11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2" table:number-columns-repeated="5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4" office:value-type="string">
            <text:p>CY8C3245PVI-150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4" office:value-type="string">
            <text:p>TMK107BJ105KA-T</text:p>
          </table:table-cell>
          <table:table-cell table:style-name="ce15"/>
          <table:table-cell table:number-columns-repeated="1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5"/>
          <table:table-cell table:number-columns-repeated="1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608C0G1H220J080AA</text:p>
          </table:table-cell>
          <table:table-cell table:number-columns-repeated="11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number-columns-repeated="11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number-columns-repeated="11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office:value-type="string">
            <text:p>Yageo</text:p>
          </table:table-cell>
          <table:table-cell office:value-type="string">
            <text:p>RC0805FR-07100RL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office:value-type="string">
            <text:p>Yageo</text:p>
          </table:table-cell>
          <table:table-cell office:value-type="string">
            <text:p>RC0805FR-07180RL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office:value-type="string">
            <text:p>Wurth Electronics</text:p>
          </table:table-cell>
          <table:table-cell office:value-type="string">
            <text:p>150141M173100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office:value-type="string">
            <text:p>TE Connectivity</text:p>
          </table:table-cell>
          <table:table-cell office:value-type="string">
            <text:p>2-1437565-9</text:p>
          </table:table-cell>
          <table:table-cell/>
          <table:table-cell table:style-name="ce6" table:number-columns-repeated="2"/>
          <table:table-cell table:number-columns-repeated="8"/>
        </table:table-row>
        <table:table-row table:style-name="ro4">
          <table:table-cell table:style-name="ce7" office:value-type="string">
            <text:p>Programmer Block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5"/>
          <table:table-cell table:number-columns-repeated="10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K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USB Interface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5"/>
          <table:table-cell table:number-columns-repeated="10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22RL</text:p>
          </table:table-cell>
          <table:table-cell table:number-columns-repeated="11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number-columns-repeated="11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number-columns-repeated="11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number-columns-repeated="11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Sensor Interface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6"/>
          <table:table-cell table:number-columns-repeated="10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Power Block A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1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10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330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office:value-type="string">
            <text:p>TDK Corporation</text:p>
          </table:table-cell>
          <table:table-cell office:value-type="string">
            <text:p>C1005X7R1H102M050BA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office:value-type="string">
            <text:p>AVX Corporation</text:p>
          </table:table-cell>
          <table:table-cell office:value-type="string">
            <text:p>0402YD473KAT2A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office:value-type="string">
            <text:p>Murata Electronics</text:p>
          </table:table-cell>
          <table:table-cell office:value-type="string">
            <text:p>GRM188R60J105MA01D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012X5R1C106K085AC</text:p>
          </table:table-cell>
          <table:table-cell table:number-columns-repeated="11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012X5R1C226K125AC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10,C37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office:value-type="string">
            <text:p>AVX Corporation</text:p>
          </table:table-cell>
          <table:table-cell office:value-type="string">
            <text:p>TAJB476M010RNJ</text:p>
          </table:table-cell>
          <table:table-cell table:number-columns-repeated="11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3" office:value-type="string">
            <text:p>DIODE SCHOTTKY 20V 1 A SOD323</text:p>
          </table:table-cell>
          <table:table-cell table:style-name="ce5" office:value-type="string">
            <text:p>NXP Semiconductor</text:p>
          </table:table-cell>
          <table:table-cell table:style-name="ce5" office:value-type="string">
            <text:p>PMEG2010EA,115</text:p>
          </table:table-cell>
          <table:table-cell table:number-columns-repeated="11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PBF</text:p>
          </table:table-cell>
          <table:table-cell table:number-columns-repeated="11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3.3uH</text:p>
          </table:table-cell>
          <table:table-cell table:style-name="ce5" office:value-type="string">
            <text:p>INDUCTOR POWER 3.3UH 1.3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3R3M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office:value-type="string">
            <text:p>Vishay Dale</text:p>
          </table:table-cell>
          <table:table-cell office:value-type="string">
            <text:p>CRCW04022RD00JNED</text:p>
          </table:table-cell>
          <table:table-cell table:number-columns-repeated="11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499K<text:span text:style-name="T1">Ω</text:span></text:p>
          </table:table-cell>
          <table:table-cell table:style-name="ce5" office:value-type="string">
            <text:p>RES 499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499KL</text:p>
          </table:table-cell>
          <table:table-cell table:number-columns-repeated="11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FR-07649KL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R6XWA/2SB</text:p>
          </table:table-cell>
          <table:table-cell table:number-columns-repeated="11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table:number-columns-repeated="11"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 table:style-name="ce15"/>
          <table:table-cell table:style-name="ce6" table:number-columns-repeated="9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R7,R8</text:p>
          </table:table-cell>
          <table:table-cell office:value-type="string">
            <text:p>240<text:span text:style-name="T1">Ω</text:span></text:p>
          </table:table-cell>
          <table:table-cell office:value-type="string">
            <text:p>RES 240 OHM 1/4W 5% 1206 SMD</text:p>
          </table:table-cell>
          <table:table-cell office:value-type="string">
            <text:p>Yageo</text:p>
          </table:table-cell>
          <table:table-cell office:value-type="string">
            <text:p>RC1206JR-07240RL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383<text:span text:style-name="T1">Ω</text:span></text:p>
          </table:table-cell>
          <table:table-cell office:value-type="string">
            <text:p>RES 383 OHM 1/4W 1% 1206 SMD</text:p>
          </table:table-cell>
          <table:table-cell office:value-type="string">
            <text:p>Yageo</text:p>
          </table:table-cell>
          <table:table-cell office:value-type="string">
            <text:p>RC1206FR-07383RL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750<text:span text:style-name="T1">Ω</text:span></text:p>
          </table:table-cell>
          <table:table-cell office:value-type="string">
            <text:p>RES 750 OHM 1/4W 5% 1206 SMD</text:p>
          </table:table-cell>
          <table:table-cell office:value-type="string">
            <text:p>Yageo</text:p>
          </table:table-cell>
          <table:table-cell office:value-type="string">
            <text:p>RC1206JR-07750RL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table:style-name="ce5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y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Light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5"/>
          <table:table-cell table:style-name="ce6" table:number-columns-repeated="9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office:value-type="string">
            <text:p>Advanced Photonix</text:p>
          </table:table-cell>
          <table:table-cell office:value-type="string">
            <text:p>PDV-P9001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office:value-type="string">
            <text:p>Yageo</text:p>
          </table:table-cell>
          <table:table-cell office:value-type="string">
            <text:p>RC1206JR-0710KL</text:p>
          </table:table-cell>
          <table:table-cell table:style-name="ce6" table:number-columns-repeated="10"/>
          <table:table-cell/>
        </table:table-row>
        <table:table-row table:style-name="ro4">
          <table:table-cell table:style-name="ce8" office:value-type="string">
            <text:p>Gas Sensor</text:p>
          </table:table-cell>
          <table:table-cell table:style-name="ce8" table:number-columns-repeated="6"/>
          <table:table-cell table:style-name="ce6" table:number-columns-repeated="10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ce17"/>
          <table:table-cell table:style-name="ce6" table:number-columns-repeated="9"/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office:value-type="string">
            <text:p>Yageo</text:p>
          </table:table-cell>
          <table:table-cell office:value-type="string">
            <text:p>RC1206FR-0730KL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office:value-type="string">
            <text:p>Figaro</text:p>
          </table:table-cell>
          <table:table-cell office:value-type="string">
            <text:p>T200</text:p>
          </table:table-cell>
          <table:table-cell table:style-name="ce6" table:number-columns-repeated="10"/>
          <table:table-cell/>
        </table:table-row>
        <table:table-row table:style-name="ro4">
          <table:table-cell table:style-name="ce8" office:value-type="string">
            <text:p>Interconnects</text:p>
          </table:table-cell>
          <table:table-cell table:style-name="ce11" table:number-columns-repeated="6"/>
          <table:table-cell table:style-name="ce6" table:number-columns-repeated="10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office:value-type="string">
            <text:p>Assmann WSW Comp.</text:p>
          </table:table-cell>
          <table:table-cell office:value-type="string">
            <text:p>A-MCSP-80010/B-R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office:value-type="string">
            <text:p>CNC Tech</text:p>
          </table:table-cell>
          <table:table-cell office:value-type="string">
            <text:p>102-1031-GR-00100</text:p>
          </table:table-cell>
          <table:table-cell table:style-name="ce6" table:number-columns-repeated="10"/>
          <table:table-cell/>
        </table:table-row>
        <table:table-row table:style-name="ro2">
          <table:table-cell table:number-columns-repeated="7"/>
          <table:table-cell table:style-name="ce6" table:number-columns-repeated="10"/>
          <table:table-cell/>
        </table:table-row>
        <table:table-row table:style-name="ro2">
          <table:table-cell table:number-columns-repeated="7"/>
          <table:table-cell table:style-name="ce6"/>
          <table:table-cell office:value-type="string">
            <text:p>310/33</text:p>
          </table:table-cell>
          <table:table-cell table:number-columns-repeated="9"/>
        </table:table-row>
        <table:table-row table:style-name="ro2" table:number-rows-repeated="14">
          <table:table-cell table:number-columns-repeated="7"/>
          <table:table-cell table:style-name="ce6"/>
          <table:table-cell table:number-columns-repeated="10"/>
        </table:table-row>
        <table:table-row table:style-name="ro2">
          <table:table-cell table:number-columns-repeated="7"/>
          <table:table-cell table:style-name="ce6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5/12/2014</text:date>, <text:time>10:1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9H47M54S</meta:editing-duration>
    <meta:editing-cycles>14</meta:editing-cycles>
    <meta:generator>OpenOffice/4.0.1$Unix OpenOffice.org_project/401m5$Build-9714</meta:generator>
    <meta:initial-creator>Chris Clary</meta:initial-creator>
    <dc:date>2014-05-12T10:16:00</dc:date>
    <dc:creator>Chris Clary</dc:creator>
    <meta:document-statistic meta:table-count="3" meta:cell-count="508" meta:object-count="0"/>
  </office:meta>
</office:document-meta>
</file>